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6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5" style:family="graphic" style:parent-style-name="standard">
      <style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7cm" svg:height="1.5cm" svg:x="1.2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cm" svg:height="1.7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1cm" svg:height="1cm" svg:x="7.6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6cm" svg:height="0.8cm" svg:x="10.6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6cm" svg:height="0.8cm" svg:x="10.7cm" svg:y="11.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.05cm" svg:y1="2.8cm" svg:x2="4.2cm" svg:y2="4.75cm" draw:start-shape="id1" draw:start-glue-point="2" draw:end-shape="id2" draw:end-glue-point="3" svg:d="M3050 2800v1950h1150" svg:viewBox="0 0 1151 1951">
          <text:p/>
        </draw:connector>
        <draw:connector draw:style-name="gr5" draw:text-style-name="P2" draw:layer="layout" svg:x1="6.25cm" svg:y1="5.6cm" svg:x2="7.6cm" svg:y2="7.2cm" draw:start-shape="id2" draw:start-glue-point="2" draw:end-shape="id3" draw:end-glue-point="3" svg:d="M6250 5600v1600h1350" svg:viewBox="0 0 1351 1601">
          <text:p/>
        </draw:connector>
        <draw:connector draw:style-name="gr5" draw:text-style-name="P2" draw:layer="layout" svg:x1="9.65cm" svg:y1="7.7cm" svg:x2="10.6cm" svg:y2="9.5cm" draw:start-shape="id3" draw:start-glue-point="2" draw:end-shape="id4" draw:end-glue-point="3" svg:d="M9650 7700v1800h950" svg:viewBox="0 0 951 1801">
          <text:p/>
        </draw:connector>
        <draw:connector draw:style-name="gr5" draw:text-style-name="P2" draw:layer="layout" svg:x1="9.65cm" svg:y1="7.7cm" svg:x2="10.7cm" svg:y2="12.1cm" draw:start-shape="id3" draw:start-glue-point="2" draw:end-shape="id5" draw:end-glue-point="3" svg:d="M9650 7700v4400h1050" svg:viewBox="0 0 1051 4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6:36:56.996232850</meta:creation-date>
    <dc:date>2017-06-13T17:44:33.289589298</dc:date>
    <meta:editing-duration>PT57M26S</meta:editing-duration>
    <meta:editing-cycles>1</meta:editing-cycles>
    <meta:document-statistic meta:object-count="9"/>
    <meta:generator>LibreOffice/5.1.6.2$Linux_X86_64 LibreOffice_project/10m0$Build-2</meta:generator>
  </office:meta>
</office:document-meta>
</file>